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37bdbe" officeooo:paragraph-rsid="0037bdbe"/>
    </style:style>
    <style:style style:name="P2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3" style:family="paragraph" style:parent-style-name="Text_20_body">
      <style:text-properties officeooo:rsid="0010e69f" officeooo:paragraph-rsid="0010e69f"/>
    </style:style>
    <style:style style:name="P4" style:family="paragraph" style:parent-style-name="Text_20_body">
      <style:text-properties style:text-underline-style="none" officeooo:rsid="0011e441" officeooo:paragraph-rsid="0011e441"/>
    </style:style>
    <style:style style:name="P5" style:family="paragraph" style:parent-style-name="Text_20_body">
      <style:paragraph-properties fo:line-height="100%"/>
      <style:text-properties style:font-name="Arial" officeooo:rsid="001aa178" officeooo:paragraph-rsid="00151494"/>
    </style:style>
    <style:style style:name="P6" style:family="paragraph" style:parent-style-name="Text_20_body">
      <style:text-properties style:font-name="Arial" officeooo:paragraph-rsid="000d8efb"/>
    </style:style>
    <style:style style:name="P7" style:family="paragraph" style:parent-style-name="Text_20_body">
      <style:text-properties style:font-name="Arial" officeooo:rsid="002e7638" officeooo:paragraph-rsid="000d8efb"/>
    </style:style>
    <style:style style:name="P8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9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0" style:family="paragraph" style:parent-style-name="Text_20_body">
      <style:text-properties style:font-name="Arial" officeooo:rsid="0010e69f" officeooo:paragraph-rsid="0010e69f"/>
    </style:style>
    <style:style style:name="P11" style:family="paragraph" style:parent-style-name="Text_20_body">
      <style:paragraph-properties fo:line-height="0.529cm"/>
      <style:text-properties style:font-name="Arial" officeooo:paragraph-rsid="000d8efb"/>
    </style:style>
    <style:style style:name="P12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3" style:family="paragraph" style:parent-style-name="Text_20_body">
      <style:text-properties style:font-name="Arial" officeooo:rsid="001a824c" officeooo:paragraph-rsid="001a824c"/>
    </style:style>
    <style:style style:name="P14" style:family="paragraph" style:parent-style-name="Text_20_body">
      <style:text-properties style:font-name="Arial" officeooo:rsid="0039b599" officeooo:paragraph-rsid="0012e585"/>
    </style:style>
    <style:style style:name="P15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6" style:family="paragraph" style:parent-style-name="Text_20_body">
      <style:paragraph-properties fo:line-height="100%"/>
      <style:text-properties style:font-name="Arial" officeooo:rsid="001a0c74" officeooo:paragraph-rsid="000d8efb"/>
    </style:style>
    <style:style style:name="P17" style:family="paragraph" style:parent-style-name="Text_20_body">
      <style:paragraph-properties fo:line-height="100%"/>
      <style:text-properties style:font-name="Arial" officeooo:rsid="00288f62" officeooo:paragraph-rsid="00288f62"/>
    </style:style>
    <style:style style:name="P18" style:family="paragraph" style:parent-style-name="Text_20_body">
      <style:text-properties officeooo:rsid="002978fc" officeooo:paragraph-rsid="000d8efb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0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1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25" style:family="paragraph" style:parent-style-name="Title">
      <style:paragraph-properties fo:text-align="start" style:justify-single-word="false"/>
    </style:style>
    <style:style style:name="P26" style:family="paragraph" style:parent-style-name="Standard">
      <style:text-properties style:text-underline-style="none" officeooo:rsid="0010e69f" officeooo:paragraph-rsid="0010e69f"/>
    </style:style>
    <style:style style:name="P27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28" style:family="paragraph" style:parent-style-name="Standard">
      <style:paragraph-properties fo:line-height="100%"/>
      <style:text-properties style:font-name="Arial" officeooo:rsid="001a0c74" officeooo:paragraph-rsid="00151494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1a8" officeooo:paragraph-rsid="0039b1a8"/>
    </style:style>
    <style:style style:name="P31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32" style:family="paragraph" style:parent-style-name="Heading_20_2">
      <style:text-properties style:font-name="Arial" officeooo:paragraph-rsid="000d8efb"/>
    </style:style>
    <style:style style:name="P33" style:family="paragraph" style:parent-style-name="Heading_20_2">
      <style:paragraph-properties fo:line-height="100%"/>
    </style:style>
    <style:style style:name="P34" style:family="paragraph" style:parent-style-name="Heading_20_1">
      <style:text-properties style:font-name="Arial" officeooo:paragraph-rsid="000d8efb"/>
    </style:style>
    <style:style style:name="P35" style:family="paragraph" style:parent-style-name="Heading_20_1">
      <style:text-properties style:font-name="Arial" officeooo:rsid="001f56fa" officeooo:paragraph-rsid="000d8efb"/>
    </style:style>
    <style:style style:name="P36" style:family="paragraph" style:parent-style-name="Heading_20_1">
      <style:paragraph-properties fo:line-height="100%"/>
      <style:text-properties officeooo:paragraph-rsid="0012e585"/>
    </style:style>
    <style:style style:name="P37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38" style:family="paragraph" style:parent-style-name="Text_20_body" style:list-style-name="L1">
      <style:text-properties style:font-name="Arial" officeooo:rsid="00305514" officeooo:paragraph-rsid="000d8efb"/>
    </style:style>
    <style:style style:name="P39" style:family="paragraph" style:parent-style-name="Text_20_body" style:list-style-name="L2">
      <style:text-properties style:font-name="Arial" officeooo:rsid="00305514" officeooo:paragraph-rsid="000d8efb"/>
    </style:style>
    <style:style style:name="P40" style:family="paragraph" style:parent-style-name="Text_20_body" style:list-style-name="L2">
      <style:text-properties style:font-name="Arial" officeooo:paragraph-rsid="000d8efb"/>
    </style:style>
    <style:style style:name="P41" style:family="paragraph" style:parent-style-name="Text_20_body" style:list-style-name="L3">
      <style:text-properties style:font-name="Arial" officeooo:paragraph-rsid="0023e4cd"/>
    </style:style>
    <style:style style:name="P42" style:family="paragraph" style:parent-style-name="Text_20_body" style:list-style-name="L3">
      <style:text-properties style:font-name="Arial" officeooo:paragraph-rsid="000d8efb"/>
    </style:style>
    <style:style style:name="P43" style:family="paragraph" style:parent-style-name="Text_20_body" style:list-style-name="L4">
      <style:text-properties style:font-name="Arial" officeooo:rsid="002cd815" officeooo:paragraph-rsid="000d8efb"/>
    </style:style>
    <style:style style:name="P44" style:family="paragraph" style:parent-style-name="Text_20_body" style:list-style-name="L7">
      <style:text-properties style:font-name="Arial" officeooo:rsid="002cd815" officeooo:paragraph-rsid="000d8efb"/>
    </style:style>
    <style:style style:name="P45" style:family="paragraph" style:parent-style-name="Text_20_body" style:list-style-name="L5">
      <style:text-properties style:font-name="Arial" officeooo:rsid="002e7638" officeooo:paragraph-rsid="000d8efb"/>
    </style:style>
    <style:style style:name="P46" style:family="paragraph" style:parent-style-name="Text_20_body" style:list-style-name="L6">
      <style:text-properties style:font-name="Arial" officeooo:rsid="002b167e" officeooo:paragraph-rsid="000d8efb"/>
    </style:style>
    <style:style style:name="P47" style:family="paragraph" style:parent-style-name="Text_20_body" style:list-style-name="L2">
      <style:text-properties fo:color="#000000" style:font-name="Arial" officeooo:rsid="00305514" officeooo:paragraph-rsid="000d8efb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officeooo:rsid="002cd815"/>
    </style:style>
    <style:style style:name="T22" style:family="text">
      <style:text-properties officeooo:rsid="001c2188"/>
    </style:style>
    <style:style style:name="T23" style:family="text">
      <style:text-properties officeooo:rsid="001f56fa"/>
    </style:style>
    <style:style style:name="T24" style:family="text">
      <style:text-properties officeooo:rsid="0039b599"/>
    </style:style>
    <style:style style:name="T25" style:family="text">
      <style:text-properties officeooo:rsid="000f8426"/>
    </style:style>
    <style:style style:name="T26" style:family="text">
      <style:text-properties officeooo:rsid="0010e69f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officeooo:rsid="0012e585"/>
    </style:style>
    <style:style style:name="T30" style:family="text">
      <style:text-properties fo:font-size="12pt" fo:font-style="normal" fo:font-weight="normal" style:font-size-asian="12pt" style:font-style-asian="normal" style:font-weight-asian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2" style:family="text">
      <style:text-properties style:font-name="Arial"/>
    </style:style>
    <style:style style:name="T33" style:family="text">
      <style:text-properties style:font-name="Arial" officeooo:rsid="0011e441"/>
    </style:style>
    <style:style style:name="T34" style:family="text">
      <style:text-properties style:font-name="Arial" fo:font-weight="normal" style:font-weight-asian="normal" style:font-weight-complex="normal"/>
    </style:style>
    <style:style style:name="T35" style:family="text">
      <style:text-properties style:font-name="Arial" fo:font-weight="normal" officeooo:rsid="001c288e" style:font-weight-asian="normal" style:font-weight-complex="normal"/>
    </style:style>
    <style:style style:name="T36" style:family="text">
      <style:text-properties style:font-name="Arial" fo:font-weight="normal" officeooo:rsid="001f56fa" style:font-weight-asian="normal" style:font-weight-complex="normal"/>
    </style:style>
    <style:style style:name="T37" style:family="text">
      <style:text-properties style:font-name="Arial" fo:font-weight="normal" officeooo:rsid="001c2188" style:font-weight-asian="normal" style:font-weight-complex="normal"/>
    </style:style>
    <style:style style:name="T38" style:family="text">
      <style:text-properties style:font-name="Arial" style:text-underline-style="solid" style:text-underline-width="auto" style:text-underline-color="font-color"/>
    </style:style>
    <style:style style:name="T39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1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font-name="Arial" officeooo:rsid="0039b599"/>
    </style:style>
    <style:style style:name="T43" style:family="text">
      <style:text-properties style:font-name="Arial" officeooo:rsid="0016c126"/>
    </style:style>
    <style:style style:name="T44" style:family="text">
      <style:text-properties style:font-name="Arial" officeooo:rsid="00167eb9"/>
    </style:style>
    <style:style style:name="T45" style:family="text">
      <style:text-properties style:font-name="Arial" officeooo:rsid="002565a9"/>
    </style:style>
    <style:style style:name="T46" style:family="text">
      <style:text-properties officeooo:rsid="0013f27f"/>
    </style:style>
    <style:style style:name="T47" style:family="text">
      <style:text-properties officeooo:rsid="001a0c74"/>
    </style:style>
    <style:style style:name="T48" style:family="text">
      <style:text-properties officeooo:rsid="00167eb9"/>
    </style:style>
    <style:style style:name="T49" style:family="text">
      <style:text-properties officeooo:rsid="0016c126"/>
    </style:style>
    <style:style style:name="T50" style:family="text">
      <style:text-properties officeooo:rsid="0018af1d"/>
    </style:style>
    <style:style style:name="T51" style:family="text">
      <style:text-properties officeooo:rsid="001d1d9a"/>
    </style:style>
    <style:style style:name="T52" style:family="text">
      <style:text-properties officeooo:rsid="001e5f71"/>
    </style:style>
    <style:style style:name="T53" style:family="text">
      <style:text-properties officeooo:rsid="0023e4cd"/>
    </style:style>
    <style:style style:name="T54" style:family="text">
      <style:text-properties officeooo:rsid="00288f62"/>
    </style:style>
    <style:style style:name="T55" style:family="text">
      <style:text-properties officeooo:rsid="00365328"/>
    </style:style>
    <style:style style:name="T56" style:family="text">
      <style:text-properties officeooo:rsid="003a644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1">Q</text:span>uiec <text:span text:style-name="T46">F</text:span>lorian</text:p>
      <text:p text:style-name="P12"/>
      <text:p text:style-name="P5">852 Rue Monseigneur-Grandin, <text:s text:c="57"/><text:a xlink:type="simple" xlink:href="mailto:florian.quiec@yahoo.com" text:style-name="Internet_20_link" text:visited-style-name="Visited_20_Internet_20_Link"><text:span text:style-name="T47">florian.quiec@yahoo.com</text:span></text:a></text:p>
      <text:p text:style-name="P28"><draw:a xlink:type="simple" xlink:href="https://www.linkedin.com/in/florian-quiec-51b907166/"><draw:frame draw:style-name="fr1" draw:name="linked-in" text:anchor-type="paragraph" svg:x="14.25cm" svg:y="-0.078cm" svg:width="0.49cm" svg:height="0.616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6">Canada</text:p>
      <text:p text:style-name="P17">Cellulaire: 418-478-9182 </text:p>
      <text:h text:style-name="P34" text:outline-level="1">Objectif de carrière.</text:h>
      <text:p text:style-name="P13">La <text:span text:style-name="T54">biologie à</text:span> toujours constitué mon centre d’intérêt principal. Diverses raisons m’<text:span text:style-name="T52">o</text:span>n<text:span text:style-name="T52">t</text:span> amen<text:span text:style-name="T52">é</text:span> <text:span text:style-name="T52">à</text:span> m’épanouir dans d’autres profession<text:span text:style-name="T52">s,</text:span> mais je souhaite profiter de ma venu<text:span text:style-name="T52">e</text:span> au <text:span text:style-name="T52">C</text:span>anada pour renouer avec ma formation initial<text:span text:style-name="T52">e</text:span> en <text:span text:style-name="T52">B</text:span>iologie de l’environnement.</text:p>
      <text:h text:style-name="P37" text:outline-level="1"><text:span text:style-name="T46">Compétences</text:span> <text:span text:style-name="T46">et aptitudes</text:span></text:h>
      <text:h text:style-name="Heading_20_2" text:outline-level="2">Personnelles</text:h>
      <text:list xml:id="list857341630" text:style-name="L1">
        <text:list-item>
          <text:p text:style-name="P38"><text:span text:style-name="T48">A</text:span>pprendre <text:span text:style-name="T48">à </text:span>réaliser chaque tâche<text:span text:style-name="T53">s</text:span> <text:span text:style-name="T50">avec soin et efficacité</text:span>.</text:p>
        </text:list-item>
        <text:list-item>
          <text:p text:style-name="P38"><text:span text:style-name="T2">Montrer de la c</text:span>uriosité envers tou<text:span text:style-name="T48">t</text:span> ce qui <text:span text:style-name="T48">à</text:span> trait <text:span text:style-name="T48">à</text:span> la technique et au<text:span text:style-name="T46">x</text:span> science<text:span text:style-name="T46">s.</text:span></text:p>
        </text:list-item>
      </text:list>
      <text:h text:style-name="P32" text:outline-level="2">Scolaire<text:span text:style-name="T48">s</text:span></text:h>
      <text:list xml:id="list3493170644" text:style-name="L2">
        <text:list-item>
          <text:p text:style-name="P40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39"><text:span text:style-name="T4">Effectuer une </text:span>Veille technologique <text:span text:style-name="T4">efficace.</text:span></text:p>
          <text:p text:style-name="P39">Techniques de laboratoire (chromatographie, colorimétrie, PCR-RFLP, culture <text:span text:style-name="T56">bactérienne</text:span>, test Elisa).</text:p>
        </text:list-item>
        <text:list-item>
          <text:p text:style-name="P47">Prél<text:span text:style-name="T3">ever <text:s/></text:span>d<text:span text:style-name="T3">e l’</text:span>eau, <text:span text:style-name="T3">des</text:span> sédiment<text:span text:style-name="T48">s</text:span>, <text:span text:style-name="T3">effectuer des mesures physico-chimiques, y compris depuis un bateau.</text:span></text:p>
        </text:list-item>
      </text:list>
      <text:h text:style-name="P32" text:outline-level="2">Professionnel<text:span text:style-name="T48">les</text:span></text:h>
      <text:list xml:id="list412717089" text:style-name="L3">
        <text:list-item>
          <text:p text:style-name="P41"><text:span text:style-name="T44">Manipul</text:span><text:span text:style-name="T3">er</text:span><text:span text:style-name="T44"> et bagu</text:span><text:span text:style-name="T3">er</text:span><text:span text:style-name="T44"> </text:span><text:span text:style-name="T3">des </text:span><text:span text:style-name="T44">oiseaux, </text:span><text:span text:style-name="T48">effectuer des </text:span><text:span text:style-name="T44">soins </text:span><text:span text:style-name="T7">aux animaux.</text:span></text:p>
        </text:list-item>
        <text:list-item>
          <text:p text:style-name="P42">Stratifi<text:span text:style-name="T3">er</text:span> : pièces à l'unité, tous procédés.</text:p>
        </text:list-item>
        <text:list-item>
          <text:p text:style-name="P42">Install<text:span text:style-name="T3">er</text:span> de<text:span text:style-name="T3">s</text:span> dispositifs expérimentaux.</text:p>
        </text:list-item>
        <text:list-item>
          <text:p text:style-name="P42"><text:span text:style-name="T3">Effectuer des tâches de </text:span>maintenance courante <text:span text:style-name="T3">et de petite mécanique.</text:span></text:p>
        </text:list-item>
      </text:list>
      <text:h text:style-name="P35" text:outline-level="1">Expérience</text:h>
      <text:p text:style-name="P27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6">Janvier 2020</text:span></text:p>
      <text:p text:style-name="P26"><text:a xlink:type="simple" xlink:href="http://www.technologiemarine.com/" text:style-name="Internet_20_link" text:visited-style-name="Visited_20_Internet_20_Link"><text:span text:style-name="T32">Technologie </text:span></text:a><text:a xlink:type="simple" xlink:href="http://www.technologiemarine.com/" text:style-name="Internet_20_link" text:visited-style-name="Visited_20_Internet_20_Link"><text:span text:style-name="T33">M</text:span></text:a><text:a xlink:type="simple" xlink:href="http://www.technologiemarine.com/" text:style-name="Internet_20_link" text:visited-style-name="Visited_20_Internet_20_Link"><text:span text:style-name="T32">arine</text:span></text:a></text:p>
      <text:p text:style-name="P7"/>
      <text:list xml:id="list795305121" text:style-name="L4">
        <text:list-item>
          <text:p text:style-name="P43"><text:soft-page-break/>Réalisation de <text:span text:style-name="T25">pièces</text:span> en composite, selon diverse<text:span text:style-name="T29">s</text:span> techniques <text:span text:style-name="T48">à</text:span> haute performance <text:span text:style-name="T15">pour le secteur de la compétition nautique.</text:span></text:p>
        </text:list-item>
        <text:list-item>
          <text:p text:style-name="P43">Fabrication et assemblage d’un catamaran de 69‘’ <text:span text:style-name="T48">(CA du projet 1,4M€)</text:span>.</text:p>
        </text:list-item>
        <text:list-item>
          <text:p text:style-name="P43">Réalisation s<text:span text:style-name="T25">ur </text:span>plan d’architecte de <text:span text:style-name="T25">pièces</text:span> unique<text:span text:style-name="T48">s</text:span> <text:span text:style-name="T25">de</text:span> forte valeur: <text:span text:style-name="T48">moule, voilier de compétition.</text:span></text:p>
        </text:list-item>
      </text:list>
      <text:p text:style-name="P7"/>
      <text:p text:style-name="P8">Bénévolat en <text:span text:style-name="T8">archéologie. <text:s text:c="87"/></text:span>Juillet 2019</text:p>
      <text:p text:style-name="P3"><text:a xlink:type="simple" xlink:href="https://creaah.cnrs.fr/" text:style-name="Internet_20_link" text:visited-style-name="Visited_20_Internet_20_Link"><text:span text:style-name="T32">CreAAH</text:span></text:a></text:p>
      <text:p text:style-name="P10"/>
      <text:list xml:id="list882727962" text:style-name="L5">
        <text:list-item>
          <text:p text:style-name="P45"><text:span text:style-name="T26">F</text:span>ouille d’une tombe <text:span text:style-name="T16">néolithique</text:span>, mise en valeur des structure<text:span text:style-name="T48">s</text:span> <text:span text:style-name="T6">extérieures.</text:span></text:p>
        </text:list-item>
        <text:list-item>
          <text:p text:style-name="P45">Apprentissage de technique<text:span text:style-name="T48">s</text:span> et <text:span text:style-name="T6">connaissances</text:span> sortant de mon domaine de <text:span text:style-name="T6">compétence.</text:span></text:p>
        </text:list-item>
        <text:list-item>
          <text:p text:style-name="P45">Travail physique, en <text:span text:style-name="T6">extérieur.</text:span></text:p>
        </text:list-item>
        <text:list-item>
          <text:p text:style-name="P45">Travail <text:span text:style-name="T6">minutieux</text:span>.</text:p>
        </text:list-item>
        <text:list-item>
          <text:p text:style-name="P45"><text:span text:style-name="T6">Aptitude</text:span> <text:span text:style-name="T26">à</text:span> vivre en groupe et <text:span text:style-name="T48">à </text:span>collaborer vers un objectif commun, malgré des parcours très divers.</text:p>
        </text:list-item>
      </text:list>
      <text:p text:style-name="P6"/>
      <text:p text:style-name="P9">Bénévolat suivi d'un Service Civique en <text:span text:style-name="T12">S</text:span><text:span text:style-name="T8">oins à la faune sauvage</text:span>. <text:s text:c="10"/>Février - Août 2015</text:p>
      <text:p text:style-name="P2"><text:a xlink:type="simple" xlink:href="http://csol.fr/" text:style-name="Internet_20_link" text:visited-style-name="Visited_20_Internet_20_Link"><text:span text:style-name="T32">Csosl</text:span></text:a></text:p>
      <text:p text:style-name="P6"/>
      <text:list xml:id="list1200477051" text:style-name="L6">
        <text:list-item>
          <text:p text:style-name="P46">Soin au<text:span text:style-name="T49">x</text:span> jeunes oiseaux, <text:span text:style-name="T25">nourrissage</text:span>, élevage, gestion de la nurserie.</text:p>
        </text:list-item>
        <text:list-item>
          <text:p text:style-name="P46"><text:span text:style-name="T25">Administration</text:span> des traitement<text:span text:style-name="T49">s</text:span> <text:span text:style-name="T25">médicamenteux</text:span> dans le respect des prescription<text:span text:style-name="T49">s</text:span> <text:span text:style-name="T25">vétérinaires.</text:span></text:p>
        </text:list-item>
        <text:list-item>
          <text:p text:style-name="P46">Assistance lors de certains actes <text:span text:style-name="T25">vétérinaires.</text:span></text:p>
        </text:list-item>
        <text:list-item>
          <text:p text:style-name="P46"><text:span text:style-name="T25">Accueil</text:span> du publique et des <text:span text:style-name="T25">bénévoles</text:span>, explication<text:span text:style-name="T49">s</text:span> sur le devenir des animaux <text:span text:style-name="T21">accueillis.</text:span></text:p>
        </text:list-item>
        <text:list-item>
          <text:p text:style-name="P46"><text:span text:style-name="T25">E</text:span>ntretient des installation<text:span text:style-name="T49">s</text:span>, nettoyage, maintenance courante.</text:p>
          <text:p text:style-name="P46"/>
        </text:list-item>
      </text:list>
      <text:p text:style-name="P6"><text:span text:style-name="T27">Stage en recherche : </text:span><text:span text:style-name="T28">Tomographie électrique de la Soufrière. <text:s text:c="29"/></text:span><text:span text:style-name="T27">Août <text:s/>2011</text:span></text:p>
      <text:p text:style-name="P4"><text:a xlink:type="simple" xlink:href="https://ipr.univ-rennes1.fr/en" text:style-name="Internet_20_link" text:visited-style-name="Visited_20_Internet_20_Link"><text:span text:style-name="T32">Institut de Physique de Rennes</text:span></text:a></text:p>
      <text:p text:style-name="P9"/>
      <text:list xml:id="list656388440" text:style-name="L7">
        <text:list-item>
          <text:p text:style-name="P44">Participation <text:span text:style-name="T49">à</text:span> l’installation du dispositif de <text:span text:style-name="T6">tomographie.</text:span></text:p>
        </text:list-item>
        <text:list-item>
          <text:p text:style-name="P44">Acquisition des coupes tomographiques, mesure des courant<text:span text:style-name="T49">s</text:span> d’air inhalant et <text:span text:style-name="T6">exhalant</text:span> du <text:span text:style-name="T6">cratère</text:span> de la Soufrière.</text:p>
        </text:list-item>
        <text:list-item>
          <text:p text:style-name="P44">Participation <text:span text:style-name="T49">à</text:span> la création et <text:span text:style-name="T49">à </text:span>la mise en place des dispositif<text:span text:style-name="T49">s</text:span> <text:span text:style-name="T6">expérimentaux</text:span>.</text:p>
        </text:list-item>
        <text:list-item>
          <text:p text:style-name="P44">Participation <text:span text:style-name="T49">à</text:span> l’entretient des installation<text:span text:style-name="T49">s</text:span> d’acquisition de donnée<text:span text:style-name="T53">s</text:span> en milieu isolé.</text:p>
        </text:list-item>
        <text:list-item>
          <text:p text:style-name="P44">Traitement et formatage de données brutes.</text:p>
        </text:list-item>
      </text:list>
      <text:h text:style-name="P34" text:outline-level="1">Formation</text:h>
      <text:p text:style-name="P11">(les intitulés des diplômes obtenu<text:span text:style-name="T49">s</text:span> en France sont traduit<text:span text:style-name="T49">s</text:span> par leur<text:span text:style-name="T49">s</text:span> équivalent<text:span text:style-name="T49">s</text:span> québecois)</text:p>
      <text:p text:style-name="P21"><text:span text:style-name="T8">Stratifieur, Prototypiste </text:span><text:span text:style-name="T13">(formation professionnelle) <text:s text:c="57"/></text:span>2018</text:p>
      <text:p text:style-name="P20"><text:a xlink:type="simple" xlink:href="http://www.technologiemarine.com/" text:style-name="Internet_20_link" text:visited-style-name="Visited_20_Internet_20_Link"><text:span text:style-name="T32">Technologie Marine (</text:span></text:a><text:a xlink:type="simple" xlink:href="http://www.technologiemarine.com/" text:style-name="Internet_20_link" text:visited-style-name="Visited_20_Internet_20_Link"><text:span text:style-name="T43">fabrication de </text:span></text:a><text:a xlink:type="simple" xlink:href="http://www.technologiemarine.com/" text:style-name="Internet_20_link" text:visited-style-name="Visited_20_Internet_20_Link"><text:span text:style-name="T32">voilier</text:span></text:a><text:a xlink:type="simple" xlink:href="http://www.technologiemarine.com/" text:style-name="Internet_20_link" text:visited-style-name="Visited_20_Internet_20_Link"><text:span text:style-name="T45">s</text:span></text:a><text:a xlink:type="simple" xlink:href="http://www.technologiemarine.com/" text:style-name="Internet_20_link" text:visited-style-name="Visited_20_Internet_20_Link"><text:span text:style-name="T32"> de comp</text:span></text:a><text:a xlink:type="simple" xlink:href="http://www.technologiemarine.com/" text:style-name="Internet_20_link" text:visited-style-name="Visited_20_Internet_20_Link"><text:span text:style-name="T43">é</text:span></text:a><text:a xlink:type="simple" xlink:href="http://www.technologiemarine.com/" text:style-name="Internet_20_link" text:visited-style-name="Visited_20_Internet_20_Link"><text:span text:style-name="T32">tition)</text:span></text:a></text:p>
      <text:p text:style-name="P6"/>
      <text:p text:style-name="P22"/>
      <text:p text:style-name="P22"><text:soft-page-break/><text:span text:style-name="T22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19"><text:a xlink:type="simple" xlink:href="https://www.osupytheas.fr/?-Master-Oceanographie-Oceanography-Master-&amp;lang=fr" text:style-name="Internet_20_link" text:visited-style-name="Visited_20_Internet_20_Link"><text:span text:style-name="T34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35">S</text:span></text:a><text:a xlink:type="simple" xlink:href="https://www.osupytheas.fr/?-Master-Oceanographie-Oceanography-Master-&amp;lang=fr" text:style-name="Internet_20_link" text:visited-style-name="Visited_20_Internet_20_Link"><text:span text:style-name="T34">ciences de l’</text:span></text:a><text:a xlink:type="simple" xlink:href="https://www.osupytheas.fr/?-Master-Oceanographie-Oceanography-Master-&amp;lang=fr" text:style-name="Internet_20_link" text:visited-style-name="Visited_20_Internet_20_Link"><text:span text:style-name="T35">U</text:span></text:a><text:a xlink:type="simple" xlink:href="https://www.osupytheas.fr/?-Master-Oceanographie-Oceanography-Master-&amp;lang=fr" text:style-name="Internet_20_link" text:visited-style-name="Visited_20_Internet_20_Link"><text:span text:style-name="T34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36">France</text:span></text:a><text:a xlink:type="simple" xlink:href="https://www.osupytheas.fr/?-Master-Oceanographie-Oceanography-Master-&amp;lang=fr" text:style-name="Internet_20_link" text:visited-style-name="Visited_20_Internet_20_Link"><text:span text:style-name="T34">)</text:span></text:a></text:p>
      <text:p text:style-name="P6"/>
      <text:p text:style-name="P19"><text:span text:style-name="T39">B</text:span><text:span text:style-name="Strong_20_Emphasis"><text:span text:style-name="T39">acc</text:span></text:span><text:span text:style-name="Strong_20_Emphasis"><text:span text:style-name="T38">alauréat</text:span></text:span><text:span text:style-name="Strong_20_Emphasis"><text:span text:style-name="T41"> en </text:span></text:span><text:span text:style-name="Strong_20_Emphasis"><text:span text:style-name="T40">B</text:span></text:span><text:span text:style-name="Strong_20_Emphasis"><text:span text:style-name="T39">iologie des organismes <text:s text:c="69"/></text:span></text:span><text:span text:style-name="Strong_20_Emphasis"><text:span text:style-name="T41">2016</text:span></text:span></text:p>
      <text:p text:style-name="P19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7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6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7">France)</text:span></text:span></text:a></text:p>
      <text:p text:style-name="P18"/>
      <text:p text:style-name="P22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49">S</text:span>cience, option Biologie) <text:s text:c="37"/>2010</text:p>
      <text:p text:style-name="P24">Lycée Victor <text:span text:style-name="T23">Hugo (Hennebont, France)</text:span></text:p>
      <text:p text:style-name="P24"/>
      <text:p text:style-name="P23"><text:span text:style-name="T8">Médaille</text:span> de bronze aux <text:span text:style-name="T8">Olympiades de Géosciences. <text:s text:c="50"/></text:span><text:span text:style-name="T13"><text:s/>2009</text:span></text:p>
      <text:h text:style-name="P36" text:outline-level="1"><text:span text:style-name="T42">I</text:span><text:span text:style-name="T32">nformation</text:span><text:span text:style-name="T43">s</text:span><text:span text:style-name="T32"> </text:span><text:span text:style-name="T42">complémentaire</text:span><text:span text:style-name="T43">s</text:span></text:h>
      <text:h text:style-name="P33" text:outline-level="2"><text:span text:style-name="T24">Informatique et l</text:span>ogiciels</text:h>
      <text:list xml:id="list955385510" text:style-name="L8">
        <text:list-item>
          <text:p text:style-name="P31"><text:span text:style-name="T17">S</text:span><text:span text:style-name="T18">IG</text:span><text:span text:style-name="T19">:</text:span> <text:span text:style-name="T29">arcGIS</text:span>.</text:p>
        </text:list-item>
        <text:list-item>
          <text:p text:style-name="P31"><text:span text:style-name="T31">Statistique:</text:span><text:span text:style-name="T30"> </text:span>R.</text:p>
        </text:list-item>
        <text:list-item>
          <text:p text:style-name="P31"><text:span text:style-name="T30">CAO: </text:span>Rhino.</text:p>
        </text:list-item>
      </text:list>
      <text:p text:style-name="P29">Maitrise des outils de bureautique.</text:p>
      <text:p text:style-name="P30">Utilisation quotidienne de <text:span text:style-name="T8">LINUX.</text:span></text:p>
      <text:p text:style-name="P29"><text:span text:style-name="T49">Bonne b</text:span>ase de programmation en <text:span text:style-name="T8">Python</text:span>.</text:p>
      <text:h text:style-name="P32" text:outline-level="2">Langue</text:h>
      <text:p text:style-name="P14">Français (maternel).</text:p>
      <text:p text:style-name="P15">Anglais (scientifique). </text:p>
      <text:p text:style-name="P15">Espagnol (scolaire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7bdbe" officeooo:paragraph-rsid="0037bdb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3</text:p>
      </style:footer>
      <style:footer-left>
        <text:p text:style-name="MP1"><text:page-number text:select-page="current">2</text:page-number>/3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7:29:36.804501751</dc:date>
    <meta:editing-duration>PT13H32M48S</meta:editing-duration>
    <meta:editing-cycles>34</meta:editing-cycles>
    <meta:generator>LibreOffice/6.2.8.2$Linux_X86_64 LibreOffice_project/20$Build-2</meta:generator>
    <meta:document-statistic meta:table-count="0" meta:image-count="1" meta:object-count="0" meta:page-count="3" meta:paragraph-count="74" meta:word-count="541" meta:character-count="4325" meta:non-whitespace-character-count="3335"/>
  </office:meta>
</office:document-meta>
</file>